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URW Chancery L"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1cd4e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50993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274b8" fo:hyphenate="true" fo:hyphenation-remain-char-count="2" fo:hyphenation-push-char-count="2"/>
    </style:style>
    <style:style style:name="P5" style:family="paragraph" style:parent-style-name="Standard" style:list-style-name="L1">
      <style:paragraph-properties fo:text-align="center" style:justify-single-word="false" fo:hyphenation-ladder-count="no-limit"/>
      <style:text-properties officeooo:paragraph-rsid="00250993" fo:hyphenate="true" fo:hyphenation-remain-char-count="2" fo:hyphenation-push-char-count="2"/>
    </style:style>
    <style:style style:name="P6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50993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c7d58"/>
    </style:style>
    <style:style style:name="T4" style:family="text">
      <style:text-properties fo:font-style="italic" officeooo:rsid="00136d7e" style:font-style-asian="italic" style:font-style-complex="italic"/>
    </style:style>
    <style:style style:name="T5" style:family="text">
      <style:text-properties fo:font-style="italic" officeooo:rsid="00250993" style:font-style-asian="italic" style:font-style-complex="italic"/>
    </style:style>
    <style:style style:name="T6" style:family="text">
      <style:text-properties officeooo:rsid="001ddbf7"/>
    </style:style>
    <style:style style:name="T7" style:family="text">
      <style:text-properties officeooo:rsid="001ebbb3"/>
    </style:style>
    <style:style style:name="T8" style:family="text">
      <style:text-properties officeooo:rsid="0021cd4e"/>
    </style:style>
    <style:style style:name="T9" style:family="text">
      <style:text-properties style:font-name="courier new" officeooo:rsid="001ddbf7"/>
    </style:style>
    <style:style style:name="T10" style:family="text">
      <style:text-properties officeooo:rsid="00136d7e"/>
    </style:style>
    <style:style style:name="T11" style:family="text">
      <style:text-properties officeooo:rsid="0015bfe6"/>
    </style:style>
    <style:style style:name="T12" style:family="text">
      <style:text-properties style:text-position="sub 58%" officeooo:rsid="00136d7e"/>
    </style:style>
    <style:style style:name="T13" style:family="text">
      <style:text-properties officeooo:rsid="000c7d58"/>
    </style:style>
    <style:style style:name="T14" style:family="text">
      <style:text-properties officeooo:rsid="00125e0e"/>
    </style:style>
    <style:style style:name="T15" style:family="text">
      <style:text-properties officeooo:rsid="0012e393"/>
    </style:style>
    <style:style style:name="T16" style:family="text">
      <style:text-properties officeooo:rsid="002274b8"/>
    </style:style>
    <style:style style:name="T17" style:family="text">
      <style:text-properties officeooo:rsid="0023f02e"/>
    </style:style>
    <style:style style:name="T18" style:family="text">
      <style:text-properties officeooo:rsid="00250993"/>
    </style:style>
    <style:style style:name="T19" style:family="text">
      <style:text-properties style:font-name="URW Chancery L" officeooo:rsid="00250993"/>
    </style:style>
    <style:style style:name="T20" style:family="text">
      <style:text-properties style:font-name="Liberation Mono" officeooo:rsid="00250993"/>
    </style:style>
    <style:style style:name="T21" style:family="text">
      <style:text-properties style:font-name="DejaVu Sans Mono" officeooo:rsid="00250993"/>
    </style:style>
    <style:style style:name="T22" style:family="text">
      <style:text-properties style:font-name="Droid Sans Mono" officeooo:rsid="00250993"/>
    </style:style>
    <style:style style:name="T23" style:family="text">
      <style:text-properties officeooo:rsid="002769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23">Михальчук Екатерина</text:span><text:span text:style-name="T18"> </text:span><text:span text:style-name="T1">(</text:span><text:span text:style-name="T18">26</text:span><text:span text:style-name="T1">.</text:span><text:span text:style-name="T8">0</text:span><text:span text:style-name="T1">1.201</text:span><text:span text:style-name="T17">1</text:span><text:span text:style-name="T1">)</text:span></text:h>
      <text:list xml:id="list586172502" text:style-name="L1">
        <text:list-item>
          <text:p text:style-name="P6"><text:span text:style-name="T18">Создать функцию, заполняющую массив первыми </text:span><text:span text:style-name="T5">N</text:span><text:span text:style-name="T18"> элементами арифметической прогрессии с заданным знаменателем </text:span><text:span text:style-name="T5">q</text:span><text:span text:style-name="T18"> и первым элементом </text:span><text:span text:style-name="T5">b</text:span><text:span text:style-name="T18">. Продемонстрировать работу функции для пяти арифметических последовательностей со случайными</text:span></text:p>
          <text:p text:style-name="P5"><text:span text:style-name="T18">0 &lt; </text:span><text:span text:style-name="T5">q</text:span><text:span text:style-name="T18"> &lt; 10, 1 &lt; </text:span><text:span text:style-name="T5">b</text:span><text:span text:style-name="T18"> &lt; 100.</text:span></text:p>
        </text:list-item>
        <text:list-item>
          <text:p text:style-name="P3"><text:span text:style-name="T18">Создать функцию, которая по заданной C-строке, содержащей только цифры и, возможно, лидирующий знак ‘-’, возвращает соответствующее целое число.</text:span></text:p>
        </text:list-item>
        <text:list-item>
          <text:p text:style-name="P3"><text:span text:style-name="T18">Создать функцию, которая в заданной строке </text:span><text:span text:style-name="T22">std::string</text:span><text:span text:style-name="T18"> находит все подстроки, состоящие из записи целых чисел, преобразует их к целым числам с помощью функции из предыдущего задания и возвращает вектор этих чисел.</text:span></text:p>
          <text:p text:style-name="P3"><text:span text:style-name="T5">Указание</text:span><text:span text:style-name="T18">: запрещается пользоваться операцией [].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RW Chancery L" svg:font-family="'URW Chancery L'" style:font-pitch="variable"/>
    <style:font-face style:name="URW Chancery L1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1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23:38:52</dc:date>
    <dc:creator>Artem Pelenitsyn</dc:creator>
    <meta:editing-duration>PT00H38M47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97" meta:character-count="695"/>
  </office:meta>
</office:document-meta>
</file>